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ample Title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ample Title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Sample Subtit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mple Title</dc:title>
    <meta:initial-creator>Iwo Kadziela</meta:initial-creator>
    <dc:creator>Iwo Kadziela</dc:creator>
    <meta:editing-cycles>1</meta:editing-cycles>
    <meta:creation-date>2013-05-10T21:16:42</meta:creation-date>
    <dc:date>2013-05-10T21:17:07</dc:date>
    <meta:editing-duration>P0D</meta:editing-duration>
    <meta:generator>LibreOffice/7.5.7.1$Linux_X86_64 LibreOffice_project/50$Build-1</meta:generator>
    <meta:document-statistic meta:object-count="24"/>
    <meta:user-defined meta:name="AppVersion">14.0000</meta:user-defined>
    <meta:user-defined meta:name="Company">SiteSpect</meta:user-defined>
    <meta:user-defined meta:name="PresentationFormat">On-screen Show (4:3)</meta:user-defined>
    <meta:user-defined meta:name="Slides" meta:value-type="float">1</meta:user-defined>
  </office:meta>
</office:document-meta>
</file>